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5-01-2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4-01-05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3-01-0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2-01-06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1-01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20-01-05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9-01-05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8-01-0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7-01-06 18:0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6-01-05 15:5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5-01-06 16:0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4-01-03 16:48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3-01-17 16:56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2-01-17 17:2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1-01-18 15:59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10-01-26 17:4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09-01-12 16:39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08-01-03 16:3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07-01-18 18:4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2006-01-09 21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1981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1980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01100115101</text:p>
          </table:table-cell>
          <table:table-cell office:value-type="string" calcext:value-type="string">
            <text:p>1980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